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  <style:text-properties officeooo:rsid="0003b5fe" officeooo:paragraph-rsid="0003b5fe"/>
    </style:style>
    <style:style style:name="P2" style:family="paragraph" style:parent-style-name="Standard">
      <style:text-properties officeooo:rsid="0003b5fe" officeooo:paragraph-rsid="0003b5fe"/>
    </style:style>
    <style:style style:name="T1" style:family="text">
      <style:text-properties fo:font-style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La estadística es la rama de la ingeniería matemática que diseña y analiza métodos para extraer conclusiones fiables a partir de datos imperfectos.</text:p>
      <text:p text:style-name="Standard"/>
      <text:p text:style-name="Standard"/>
      <text:p text:style-name="Standard"/>
      <text:p text:style-name="P1">Bibliografía</text:p>
      <text:p text:style-name="P2"/>
      <text:p text:style-name="P2">Shalizi, C. R. (2016). Advanced data analysis from an elementary point of view. 2013. <text:span text:style-name="T1">URL </text:span><text:a xlink:type="simple" xlink:href="https://www.stat.cmu.edu/~cshalizi/ADAfaEPoV/ADAfaEPoV.pdf" text:style-name="Internet_20_link" text:visited-style-name="Visited_20_Internet_20_Link"><text:span text:style-name="T1">https://www.stat.cmu.edu/~cshalizi/ADAfaEPoV/ADAfaEPoV.pdf</text:span></text:a>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4T08:55:39.769393934</meta:creation-date>
    <meta:generator>LibreOffice/7.3.7.2$Linux_X86_64 LibreOffice_project/30$Build-2</meta:generator>
    <dc:date>2024-07-04T13:20:12.387028793</dc:date>
    <meta:editing-duration>PT3H43M40S</meta:editing-duration>
    <meta:editing-cycles>2</meta:editing-cycles>
    <meta:document-statistic meta:table-count="0" meta:image-count="0" meta:object-count="0" meta:page-count="2" meta:paragraph-count="3" meta:word-count="40" meta:character-count="307" meta:non-whitespace-character-count="270"/>
  </office:meta>
</office:document-meta>
</file>